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bcb" officeooo:paragraph-rsid="00193bcb"/>
    </style:style>
    <style:style style:name="P2" style:family="paragraph" style:parent-style-name="Standard">
      <style:paragraph-properties fo:margin-left="-0.009cm" fo:margin-right="6.62cm" fo:text-indent="-0.018cm" style:auto-text-indent="false"/>
      <style:text-properties officeooo:rsid="00193bcb" officeooo:paragraph-rsid="00193bcb"/>
    </style:style>
    <style:style style:name="P3" style:family="paragraph" style:parent-style-name="Standard">
      <style:paragraph-properties fo:margin-left="-0.009cm" fo:margin-right="11.338cm" fo:margin-top="0cm" fo:margin-bottom="0cm" style:contextual-spacing="false" fo:line-height="170%" fo:text-indent="-0.018cm" style:auto-text-indent="false"/>
      <style:text-properties officeooo:paragraph-rsid="00193bcb"/>
    </style:style>
    <style:style style:name="P4" style:family="paragraph" style:parent-style-name="Standard">
      <style:paragraph-properties fo:margin-left="-0.009cm" fo:margin-right="6.62cm" fo:margin-top="0cm" fo:margin-bottom="0cm" style:contextual-spacing="false" fo:line-height="170%" fo:text-indent="-0.018cm" style:auto-text-indent="false"/>
      <style:text-properties officeooo:paragraph-rsid="00193bcb"/>
    </style:style>
    <style:style style:name="P5" style:family="paragraph" style:parent-style-name="Standard">
      <style:paragraph-properties fo:margin-left="-0.009cm" fo:margin-right="6.62cm" fo:margin-top="0cm" fo:margin-bottom="0.004cm" style:contextual-spacing="false" fo:line-height="168%" fo:text-indent="-0.018cm" style:auto-text-indent="false"/>
      <style:text-properties officeooo:paragraph-rsid="00193bcb"/>
    </style:style>
    <style:style style:name="P6" style:family="paragraph" style:parent-style-name="Standard">
      <style:paragraph-properties fo:margin-left="-0.009cm" fo:margin-right="6.62cm" fo:text-indent="-0.018cm" style:auto-text-indent="false"/>
      <style:text-properties fo:font-size="12pt" fo:font-weight="bold" officeooo:paragraph-rsid="00193bcb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-0.009cm" fo:margin-right="6.62cm" fo:text-indent="-0.018cm" style:auto-text-indent="false"/>
      <style:text-properties fo:font-size="12pt" officeooo:paragraph-rsid="00193bcb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.249cm" style:contextual-spacing="false" fo:text-indent="0cm" style:auto-text-indent="false"/>
      <style:text-properties officeooo:paragraph-rsid="00193bcb"/>
    </style:style>
    <style:style style:name="P9" style:family="paragraph" style:parent-style-name="Standard">
      <style:paragraph-properties fo:margin-left="0cm" fo:margin-right="0cm" fo:margin-top="0cm" fo:margin-bottom="0.279cm" style:contextual-spacing="false" fo:text-indent="0cm" style:auto-text-indent="false"/>
      <style:text-properties officeooo:paragraph-rsid="00193bcb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93bcb"/>
    </style:style>
    <style:style style:name="P11" style:family="paragraph" style:parent-style-name="Standard">
      <style:paragraph-properties fo:margin-left="-0.009cm" fo:margin-right="6.62cm" fo:text-indent="-0.018cm" style:auto-text-indent="false"/>
      <style:text-properties officeooo:paragraph-rsid="00193bcb"/>
    </style:style>
    <style:style style:name="P12" style:family="paragraph" style:parent-style-name="Standard">
      <style:paragraph-properties fo:margin-left="-0.009cm" fo:margin-right="6.62cm" fo:text-indent="-0.018cm" style:auto-text-indent="false"/>
      <style:text-properties fo:font-size="14pt" style:text-underline-style="solid" style:text-underline-width="auto" style:text-underline-color="font-color" officeooo:paragraph-rsid="00193bcb" style:font-size-asian="14pt" style:font-size-complex="14pt"/>
    </style:style>
    <style:style style:name="T1" style:family="text">
      <style:text-properties officeooo:rsid="00193bc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6pt" style:text-underline-style="solid" style:text-underline-width="auto" style:text-underline-color="#000000" fo:font-weight="bold" style:font-size-asian="16pt" style:font-weight-asian="bold"/>
    </style:style>
    <style:style style:name="T8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9" style:family="text">
      <style:text-properties fo:font-size="13pt" style:text-underline-style="solid" style:text-underline-width="auto" style:text-underline-color="#000000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ssignment-3 </text:span>: <text:span text:style-name="T3">Blinking LED &amp; Traffic Lights(PYTHON)</text:span></text:p>
      <text:p text:style-name="P1"><text:span text:style-name="T3"/></text:p>
      <text:p text:style-name="P8"><text:span text:style-name="T4"><text:s/></text:span></text:p>
      <text:p text:style-name="P8"><text:span text:style-name="T9">LED BLINKING CODE</text:span></text:p>
      <text:p text:style-name="P8"><text:s/></text:p>
      <text:p text:style-name="P3">import RPi.GPIO as GP from time import sleep </text:p>
      <text:p text:style-name="P9"><text:s/></text:p>
      <text:p text:style-name="P11">GP.setwarnings(False) </text:p>
      <text:p text:style-name="P11">GP.setmode(GP.BOARD) </text:p>
      <text:p text:style-name="P11">GP.setup(8,GP.OUT,initial=GP.LOW) </text:p>
      <text:p text:style-name="P10"><text:s/></text:p>
      <text:p text:style-name="P11">while True: <text:s text:c="42"/>#<text:span text:style-name="T1">I</text:span>nfinite loop </text:p>
      <text:p text:style-name="P5"><text:s text:c="4"/>GP.output(8, GPIO.HIGH) <text:s text:c="14"/># Turn on <text:s text:c="4"/>print("The LED is ON") </text:p>
      <text:p text:style-name="P11"><text:s text:c="4"/>sleep(2) <text:s text:c="43"/># Sleep for 2 second </text:p>
      <text:p text:style-name="P10"><text:s text:c="5"/></text:p>
      <text:p text:style-name="P4"><text:s text:c="4"/>GP.output(8, GPIO.LOW) <text:s text:c="14"/># Turn off <text:s text:c="4"/>print("The LED is OFF") </text:p>
      <text:p text:style-name="P11"><text:s text:c="4"/>sleep(2) <text:s text:c="42"/># Sleep for 2 second </text:p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12"><text:span text:style-name="T3">TRAFFIC LIGHT RASBERRY </text:span><text:span text:style-name="T8">PYTHON CODE</text:span></text:p>
      <text:p text:style-name="P6"/>
      <text:p text:style-name="P11"><text:span text:style-name="T5">From gpiozero import LED</text:span></text:p>
      <text:p text:style-name="P7"/>
      <text:p text:style-name="P11"><text:span text:style-name="T5">From time import sleep</text:span></text:p>
      <text:p text:style-name="P7"/>
      <text:p text:style-name="P11"><text:span text:style-name="T5">Red= LED(17) #pin numbers connected to Led’s</text:span></text:p>
      <text:p text:style-name="P7"/>
      <text:p text:style-name="P11"><text:span text:style-name="T5">Aster=(22)</text:span></text:p>
      <text:p text:style-name="P7"/>
      <text:p text:style-name="P11"><text:span text:style-name="T5">Green=(27)</text:span></text:p>
      <text:p text:style-name="P7"/>
      <text:p text:style-name="P11"><text:span text:style-name="T5">While True:</text:span></text:p>
      <text:p text:style-name="P7"/>
      <text:p text:style-name="P11"><text:span text:style-name="T5"><text:s text:c="4"/>Red.on() #RED light</text:span></text:p>
      <text:p text:style-name="P7"/>
      <text:p text:style-name="P11"><text:span text:style-name="T5"><text:s text:c="4"/>Print(“Red light is ON”)</text:span></text:p>
      <text:p text:style-name="P7"/>
      <text:p text:style-name="P11"><text:span text:style-name="T5"><text:s text:c="4"/>For I in range(100,0,-1):</text:span></text:p>
      <text:p text:style-name="P7"><text:soft-page-break/></text:p>
      <text:p text:style-name="P11"><text:span text:style-name="T5"><text:s/>Print(“Remaining time: “,i)</text:span></text:p>
      <text:p text:style-name="P7"/>
      <text:p text:style-name="P11"><text:span text:style-name="T5"><text:s/>Sleep(1)</text:span></text:p>
      <text:p text:style-name="P7"/>
      <text:p text:style-name="P11"><text:span text:style-name="T5"><text:s/>Red.off()</text:span></text:p>
      <text:p text:style-name="P7"/>
      <text:p text:style-name="P11"><text:span text:style-name="T5"><text:s/>Aster.on() # ASTER light</text:span></text:p>
      <text:p text:style-name="P7"/>
      <text:p text:style-name="P11"><text:span text:style-name="T5"><text:s/>Print(“Yellow light is ON”)</text:span></text:p>
      <text:p text:style-name="P7"/>
      <text:p text:style-name="P11"><text:span text:style-name="T5"><text:s/>For I in range(5,0,-1):</text:span></text:p>
      <text:p text:style-name="P7"/>
      <text:p text:style-name="P11"><text:span text:style-name="T5"><text:s/>Print(“Remaining time: “,i)</text:span></text:p>
      <text:p text:style-name="P7"/>
      <text:p text:style-name="P11"><text:span text:style-name="T5"><text:s/>Sleep(1)</text:span></text:p>
      <text:p text:style-name="P7"/>
      <text:p text:style-name="P11"><text:span text:style-name="T5"><text:s/>Aster.off()</text:span></text:p>
      <text:p text:style-name="P7"/>
      <text:p text:style-name="P11"><text:span text:style-name="T5"><text:s/>Green.on #GREEN light</text:span></text:p>
      <text:p text:style-name="P7"/>
      <text:p text:style-name="P11"><text:span text:style-name="T5"><text:s/>Print(“Green light is ON”)</text:span></text:p>
      <text:p text:style-name="P7"/>
      <text:p text:style-name="P11"><text:span text:style-name="T5"><text:s/>For I in range(30,0,-1):</text:span></text:p>
      <text:p text:style-name="P7"/>
      <text:p text:style-name="P11"><text:span text:style-name="T5"><text:s/>Print(“Remaining time: “,i)</text:span></text:p>
      <text:p text:style-name="P7"/>
      <text:p text:style-name="P11"><text:span text:style-name="T5"><text:s/>Sleep(1)</text:span></text:p>
      <text:p text:style-name="P7"/>
      <text:p text:style-name="P11"><text:span text:style-name="T5"><text:s/>Green.off()</text:span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9:19:42.071357007</meta:creation-date>
    <dc:date>2022-10-05T19:26:33.704790844</dc:date>
    <meta:editing-duration>PT6M53S</meta:editing-duration>
    <meta:editing-cycles>1</meta:editing-cycles>
    <meta:document-statistic meta:table-count="0" meta:image-count="0" meta:object-count="0" meta:page-count="2" meta:paragraph-count="41" meta:word-count="128" meta:character-count="1112" meta:non-whitespace-character-count="796"/>
    <meta:generator>LibreOffice/7.3.5.2$Linux_X86_64 LibreOffice_project/30$Build-2</meta:generator>
  </office:meta>
</office:document-meta>
</file>